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Verdana" svg:font-family="Verdana, 'Segoe UI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d2d2d" style:font-name="Verdana" fo:font-size="8.25pt" fo:letter-spacing="normal" fo:font-style="normal" fo:font-weight="normal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d2d2d" style:font-name="Verdana" fo:font-size="12pt" fo:letter-spacing="normal" fo:font-style="normal" fo:font-weight="normal" style:font-size-asian="12pt" style:font-size-complex="12pt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d2d2d" style:font-name="Verdana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d2d2d" style:font-name="Verdana" fo:font-size="12pt" fo:letter-spacing="normal" fo:font-style="normal" fo:font-weight="normal" style:font-size-asian="12pt" style:font-size-complex="12pt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text:s/>DO ŚRODY 27.11.2019</text:p>
      <text:p text:style-name="P2"/>
      <text:p text:style-name="P2"><text:s/><text:span text:style-name="T1">A. Co jest potrzebne zespołowi usługującemu? O co powinien się modlić </text:span></text:p>
      <text:p text:style-name="P3"><text:s/>i dlaczego?</text:p>
      <text:p text:style-name="P2"/>
      <text:p text:style-name="P2"><text:s/>Podstawowy czynnik decydujący o efektywności zespołu usługującego </text:p>
      <text:p text:style-name="P2"><text:s/>to jedność pomiędzy członkami i liderami.</text:p>
      <text:p text:style-name="P2"><text:s/>Każdy z członków zespołu usługującego potrzebuje też mieć bliską relację</text:p>
      <text:p text:style-name="P2"><text:s/>z Bogiem i „serce sługi” które cechuje : pokora, posłuszeństwo, brak <text:s text:c="17"/>pragnienia sławy, wierność, gotowość by posługiwać do końca spotkania mimo <text:s/>późnej pory, oraz duch gotowy aby przyjąć naukę, by służyć innym, i samemu przyjąć posługę i napomnienie. <text:s/></text:p>
      <text:p text:style-name="P2"><text:s/>Powinien zdawać sobie sprawę że to jaką jest osobą, jak żyje i co robi</text:p>
      <text:p text:style-name="P2"><text:s/>w swoim codziennym życiu jest ważniejsze niż to co mówi i robi </text:p>
      <text:p text:style-name="P2"><text:s/>podczas posługi. </text:p>
      <text:p text:style-name="P2"/>
      <text:p text:style-name="P2"><text:s/>Członkowie zespołu usługującego powinni codziennie modlić się o siebie </text:p>
      <text:p text:style-name="P2"><text:s/>i o innych członków zespołu.</text:p>
      <text:p text:style-name="P2"><text:s/>O przeobleczenie się w Zbroje Bożą, ochronę Krwi Jezusa, poddanie wszystkiego pod Boży autorytet, rozeznanie, Bożą przychylność i <text:s/>błogosławieństwo, jedność w relacjach, ducha przebaczenia, wdzięczne i <text:s/>pokorne serce, Bożą łaskę pokój namaszczenie radość mądrość i miłość.</text:p>
      <text:p text:style-name="P2"/>
      <text:p text:style-name="P2"><text:s/>Modlitwa o wyżej wymienione rzeczy jest bardzo ważna ponieważ członkowie <text:s/>zespołu usługującego są szczególnie narażeni na ataki przeciwnika w każdej</text:p>
      <text:p text:style-name="P2">dziedzinie życia w swerze duchowej, psychicznej, fizycznej i materialnej.</text:p>
      <text:p text:style-name="P2"><text:s/></text:p>
      <text:p text:style-name="P2"/>
      <text:p text:style-name="P3"><text:s/>B. Opisz własnymi słowami jak należy się modlić indywidualnie i w grupie?</text:p>
      <text:p text:style-name="P2"/>
      <text:p text:style-name="P2"><text:s/>Podczas indywidualnej modlitwy o osoby powinniśmy okazywać miłość, </text:p>
      <text:p text:style-name="P2"><text:s/>pocieszać i zachęcać. Nie powinniśmy się spieszyć ale przede wszystkim</text:p>
      <text:p text:style-name="P2"><text:s/>poddać się całkowicie pod prowadzenie Ducha Świętego.</text:p>
      <text:p text:style-name="P2"><text:s/>Ważne by działać rozważnie i nie przeszkadzać Duchowi Świętemu</text:p>
      <text:p text:style-name="P2"><text:s/>w działaniu i w modlitwie innych usługujących.</text:p>
      <text:p text:style-name="P2"/>
      <text:p text:style-name="P2"><text:s/>Podczas modlitwy o grupę ludzi dobrze jest modlić się najpierw </text:p>
      <text:p text:style-name="P2"><text:s/>o osoby które są otwarte na Ducha Świętego.</text:p>
      <text:p text:style-name="P2"><text:s/>Gdy nastąpi wezwanie do modlitwy w jakiejś konkretnej sprawie</text:p>
      <text:p text:style-name="P2"><text:s/>to trzeba się modlić zgodnie z wezwaniem.</text:p>
      <text:p text:style-name="P2"><text:s/>Jeżeli nie nastąpiło wezwanie do modlitwy <text:s/>w konkretnej sprawie</text:p>
      <text:p text:style-name="P2"><text:s/>to dobrze się zapytać danej osoby o temat modlitwy.</text:p>
      <text:p text:style-name="P2"><text:s/>Usługujący powinien być kanałem przez który przepływa Boża miłość. </text:p>
      <text:p text:style-name="P2"/>
      <text:p text:style-name="P2"><text:s/></text:p>
      <text:p text:style-name="P2"/>
      <text:p text:style-name="P2">Pisula Mirek 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Verdana" svg:font-family="Verdana, 'Segoe UI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rek </meta:initial-creator>
    <meta:creation-date>2019-11-23T18:25:15.46</meta:creation-date>
    <dc:date>2019-11-26T23:04:34.84</dc:date>
    <dc:creator>mirek </dc:creator>
    <meta:editing-duration>P1DT3H32M34S</meta:editing-duration>
    <meta:editing-cycles>21</meta:editing-cycles>
    <meta:generator>OpenOffice/4.1.5$Win32 OpenOffice.org_project/415m1$Build-9789</meta:generator>
    <meta:document-statistic meta:table-count="0" meta:image-count="0" meta:object-count="0" meta:page-count="1" meta:paragraph-count="31" meta:word-count="300" meta:character-count="2092"/>
  </office:meta>
</office:document-meta>
</file>